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cccccc" draw:fill-color="#ffffff" draw:textarea-horizontal-align="justify" draw:textarea-vertical-align="middle" draw:auto-grow-height="false" fo:min-height="16.387cm" fo:min-width="18.677cm"/>
    </style:style>
    <style:style style:name="gr2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808080" draw:marker-start-width="0.359cm" draw:marker-end-width="0.359cm" draw:fill-color="#3333ff" draw:textarea-horizontal-align="justify" draw:textarea-vertical-align="middle" draw:auto-grow-height="false" fo:min-height="0.58cm" fo:min-width="0.33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808080" draw:marker-start-width="0.359cm" draw:marker-end-width="0.359cm" draw:textarea-horizontal-align="justify" draw:textarea-vertical-align="middle" draw:auto-grow-height="false" fo:min-height="0.229cm" fo:min-width="0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808080" draw:marker-start-width="0.359cm" draw:marker-end-width="0.359cm" draw:fill-color="#00ffff" draw:textarea-horizontal-align="justify" draw:textarea-vertical-align="middle" draw:auto-grow-height="false" fo:min-height="0.438cm" fo:min-width="0.188cm" fo:padding-top="0.178cm" fo:padding-bottom="0.178cm" fo:padding-left="0.303cm" fo:padding-right="0.303cm" style:protect="size"/>
    </style:style>
    <style:style style:name="gr6" style:family="graphic" style:parent-style-name="standard">
      <style:graphic-properties draw:stroke="none" svg:stroke-color="#cccccc" draw:fill-color="#ffffff" draw:textarea-horizontal-align="justify" draw:textarea-vertical-align="middle" draw:auto-grow-height="false" fo:min-height="7.37cm" fo:min-width="18.5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203cm" svg:stroke-color="#3333ff" draw:marker-start-width="0.351cm" draw:marker-end-width="0.351cm" draw:fill="none" draw:textarea-vertical-align="middle" fo:padding-top="0.226cm" fo:padding-bottom="0.226cm" fo:padding-left="0.351cm" fo:padding-right="0.351cm"/>
    </style:style>
    <style:style style:name="gr9" style:family="graphic" style:parent-style-name="objectwithoutfill">
      <style:graphic-properties svg:stroke-width="0.203cm" svg:stroke-color="#3333ff" draw:marker-start="Arrowheads_20_1" draw:marker-start-width="0.351cm" draw:marker-end-width="0.351cm" draw:fill="none" draw:textarea-vertical-align="middle" fo:padding-top="0.226cm" fo:padding-bottom="0.226cm" fo:padding-left="0.351cm" fo:padding-right="0.351cm"/>
    </style:style>
    <style:style style:name="gr10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864cm" fo:min-width="1.513cm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864cm" fo:min-width="1.123cm" fo:padding-top="0.176cm" fo:padding-bottom="0.176cm" fo:padding-left="0.301cm" fo:padding-right="0.301cm"/>
    </style:style>
    <style:style style:name="gr12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2.272cm" fo:min-width="0.05cm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0.982cm" fo:min-width="0.05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864cm" fo:min-width="0.797cm" fo:padding-top="0.176cm" fo:padding-bottom="0.176cm" fo:padding-left="0.301cm" fo:padding-right="0.301cm"/>
    </style:style>
    <style:style style:name="gr15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3.571cm" fo:min-width="0.05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false" fo:min-height="0.664cm" fo:min-width="0cm" fo:padding-top="0.176cm" fo:padding-bottom="0.176cm" fo:padding-left="0.301cm" fo:padding-right="0.301cm"/>
    </style:style>
    <style:style style:name="gr17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false" fo:min-height="0.791cm" fo:min-width="0cm" fo:padding-top="0.176cm" fo:padding-bottom="0.176cm" fo:padding-left="0.301cm" fo:padding-right="0.301cm"/>
    </style:style>
    <style:style style:name="gr18" style:family="graphic" style:parent-style-name="objectwithoutfill">
      <style:graphic-properties svg:stroke-width="0.203cm" svg:stroke-color="#66ff00" draw:marker-start-width="0.351cm" draw:marker-end-width="0.351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4.399cm" fo:min-width="0.05cm" fo:padding-top="0.15cm" fo:padding-bottom="0.15cm" fo:padding-left="0.275cm" fo:padding-right="0.275cm"/>
    </style:style>
    <style:style style:name="gr20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3.129cm" fo:min-width="0.05cm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203cm" svg:stroke-color="#66ff00" draw:marker-start="Arrowheads_20_1" draw:marker-start-width="0.351cm" draw:marker-end-width="0.351cm" draw:fill="none" draw:textarea-vertical-align="middle" fo:padding-top="0.226cm" fo:padding-bottom="0.226cm" fo:padding-left="0.351cm" fo:padding-right="0.351cm"/>
    </style:style>
    <style:style style:name="gr22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false" fo:min-height="0.738cm" fo:min-width="0cm" fo:padding-top="0.176cm" fo:padding-bottom="0.176cm" fo:padding-left="0.301cm" fo:padding-right="0.30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3333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style:font-name="Bitstream Vera Sans"/>
    </style:style>
    <style:style style:name="P8" style:family="paragraph">
      <loext:graphic-properties draw:fill="none" draw:fill-color="#ffffff"/>
      <style:text-properties style:font-name="Bitstream Vera Sans"/>
    </style:style>
    <style:style style:name="T1" style:family="text">
      <style:text-properties style:text-position="-33% 58%"/>
    </style:style>
    <style:style style:name="T2" style:family="text">
      <style:text-properties style:font-name="Bitstream Vera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177cm" svg:height="16.637cm" svg:x="2.27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84cm" svg:y1="6.813cm" svg:x2="8.137cm" svg:y2="11.113cm">
          <text:p/>
        </draw:line>
        <draw:line draw:style-name="gr2" draw:text-style-name="P2" draw:layer="layout" svg:x1="11.874cm" svg:y1="6.747cm" svg:x2="16.438cm" svg:y2="9.294cm">
          <text:p/>
        </draw:line>
        <draw:line draw:style-name="gr2" draw:text-style-name="P2" draw:layer="layout" svg:x1="12.536cm" svg:y1="13.692cm" svg:x2="16.372cm" svg:y2="9.194cm">
          <text:p/>
        </draw:line>
        <draw:line draw:style-name="gr2" draw:text-style-name="P2" draw:layer="layout" svg:x1="11.808cm" svg:y1="6.846cm" svg:x2="12.535cm" svg:y2="13.791cm">
          <text:p/>
        </draw:line>
        <draw:line draw:style-name="gr2" draw:text-style-name="P2" draw:layer="layout" svg:x1="8.136cm" svg:y1="11.245cm" svg:x2="12.436cm" svg:y2="13.791cm">
          <text:p/>
        </draw:line>
        <draw:line draw:style-name="gr2" draw:text-style-name="P2" draw:layer="layout" svg:x1="6.152cm" svg:y1="9.161cm" svg:x2="8.037cm" svg:y2="11.179cm">
          <text:p/>
        </draw:line>
        <draw:line draw:style-name="gr2" draw:text-style-name="P2" draw:layer="layout" svg:x1="5.325cm" svg:y1="12.832cm" svg:x2="8.169cm" svg:y2="11.278cm">
          <text:p/>
        </draw:line>
        <draw:line draw:style-name="gr2" draw:text-style-name="P2" draw:layer="layout" svg:x1="12.965cm" svg:y1="15.974cm" svg:x2="12.469cm" svg:y2="13.791cm">
          <text:p/>
        </draw:line>
        <draw:line draw:style-name="gr2" draw:text-style-name="P2" draw:layer="layout" svg:x1="12.436cm" svg:y1="13.824cm" svg:x2="16.14cm" svg:y2="14.618cm">
          <text:p/>
        </draw:line>
        <draw:line draw:style-name="gr2" draw:text-style-name="P2" draw:layer="layout" svg:x1="16.173cm" svg:y1="5.92cm" svg:x2="16.371cm" svg:y2="9.426cm">
          <text:p/>
        </draw:line>
        <draw:line draw:style-name="gr2" draw:text-style-name="P2" draw:layer="layout" svg:x1="11.84cm" svg:y1="6.714cm" svg:x2="16.14cm" svg:y2="5.887cm">
          <text:p/>
        </draw:line>
        <draw:line draw:style-name="gr2" draw:text-style-name="P2" draw:layer="layout" svg:x1="14.982cm" svg:y1="3.473cm" svg:x2="16.107cm" svg:y2="5.854cm">
          <text:p/>
        </draw:line>
        <draw:line draw:style-name="gr2" draw:text-style-name="P2" draw:layer="layout" svg:x1="17.033cm" svg:y1="4.299cm" svg:x2="16.14cm" svg:y2="5.92cm">
          <text:p/>
        </draw:line>
        <draw:line draw:style-name="gr2" draw:text-style-name="P2" draw:layer="layout" svg:x1="18.984cm" svg:y1="5.523cm" svg:x2="16.008cm" svg:y2="5.92cm">
          <text:p/>
        </draw:line>
        <draw:line draw:style-name="gr2" draw:text-style-name="P2" draw:layer="layout" svg:x1="12.965cm" svg:y1="15.974cm" svg:x2="11.675cm" svg:y2="18.091cm">
          <text:p/>
        </draw:line>
        <draw:line draw:style-name="gr2" draw:text-style-name="P2" draw:layer="layout" svg:x1="18.72cm" svg:y1="15.28cm" svg:x2="16.225cm" svg:y2="14.606cm">
          <text:p/>
        </draw:line>
        <draw:line draw:style-name="gr2" draw:text-style-name="P2" draw:layer="layout" svg:x1="16.603cm" svg:y1="16.933cm" svg:x2="16.206cm" svg:y2="14.618cm">
          <text:p/>
        </draw:line>
        <draw:line draw:style-name="gr2" draw:text-style-name="P2" draw:layer="layout" svg:x1="14.453cm" svg:y1="17.925cm" svg:x2="12.899cm" svg:y2="15.875cm">
          <text:p/>
        </draw:line>
        <draw:line draw:style-name="gr2" draw:text-style-name="P2" draw:layer="layout" svg:x1="4.63cm" svg:y1="7.375cm" svg:x2="6.119cm" svg:y2="9.161cm">
          <text:p/>
        </draw:line>
        <draw:line draw:style-name="gr2" draw:text-style-name="P2" draw:layer="layout" svg:x1="3.421cm" svg:y1="14.089cm" svg:x2="7.849cm" svg:y2="14.101cm">
          <text:p/>
        </draw:line>
        <draw:line draw:style-name="gr2" draw:text-style-name="P2" draw:layer="layout" svg:x1="5.49cm" svg:y1="14.056cm" svg:x2="5.511cm" svg:y2="12.803cm">
          <text:p/>
        </draw:line>
        <draw:line draw:style-name="gr2" draw:text-style-name="P2" draw:layer="layout" svg:x1="3.43cm" svg:y1="15.322cm" svg:x2="3.451cm" svg:y2="14.069cm">
          <text:p/>
        </draw:line>
        <draw:line draw:style-name="gr2" draw:text-style-name="P2" draw:layer="layout" svg:x1="4.828cm" svg:y1="15.322cm" svg:x2="4.849cm" svg:y2="14.069cm">
          <text:p/>
        </draw:line>
        <draw:line draw:style-name="gr2" draw:text-style-name="P2" draw:layer="layout" svg:x1="6.323cm" svg:y1="15.322cm" svg:x2="6.344cm" svg:y2="14.069cm">
          <text:p/>
        </draw:line>
        <draw:line draw:style-name="gr2" draw:text-style-name="P2" draw:layer="layout" svg:x1="7.82cm" svg:y1="15.322cm" svg:x2="7.841cm" svg:y2="14.069cm">
          <text:p/>
        </draw:line>
        <draw:g>
          <draw:custom-shape draw:style-name="gr3" draw:text-style-name="P3" draw:layer="layout" svg:width="1.322cm" svg:height="1.322cm" svg:x="7.541cm" svg:y="10.5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322cm" svg:height="1.322cm" svg:x="11.18cm" svg:y="6.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322cm" svg:height="1.322cm" svg:x="11.874cm" svg:y="13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322cm" svg:height="1.322cm" svg:x="15.744cm" svg:y="8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25cm" svg:height="0.825cm" svg:x="5.723cm" svg:y="8.7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25cm" svg:height="0.825cm" svg:x="5.096cm" svg:y="12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25cm" svg:height="0.825cm" svg:x="15.811cm" svg:y="14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25cm" svg:height="0.825cm" svg:x="12.57cm" svg:y="15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25cm" svg:height="0.825cm" svg:x="15.745cm" svg:y="5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794cm" svg:height="0.794cm" svg:x="14.585cm" svg:y="3.1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16.668cm" svg:y="3.8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18.62cm" svg:y="5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18.323cm" svg:y="14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16.239cm" svg:y="16.5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11.344cm" svg:y="17.6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14.089cm" svg:y="17.6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3.039cm" svg:y="14.7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4.461cm" svg:y="14.7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5.982cm" svg:y="14.7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7.504cm" svg:y="14.7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4.299cm" svg:y="6.9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" draw:style-name="dp1" draw:master-page-name="Default">
        <draw:custom-shape draw:style-name="gr1" draw:text-style-name="P1" draw:layer="layout" svg:width="19.177cm" svg:height="16.637cm" svg:x="2.27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84cm" svg:y1="6.813cm" svg:x2="8.137cm" svg:y2="11.113cm">
          <text:p/>
        </draw:line>
        <draw:line draw:style-name="gr2" draw:text-style-name="P2" draw:layer="layout" svg:x1="11.874cm" svg:y1="6.747cm" svg:x2="16.438cm" svg:y2="9.294cm">
          <text:p/>
        </draw:line>
        <draw:line draw:style-name="gr2" draw:text-style-name="P2" draw:layer="layout" svg:x1="12.536cm" svg:y1="13.692cm" svg:x2="16.372cm" svg:y2="9.194cm">
          <text:p/>
        </draw:line>
        <draw:line draw:style-name="gr2" draw:text-style-name="P2" draw:layer="layout" svg:x1="11.808cm" svg:y1="6.846cm" svg:x2="12.535cm" svg:y2="13.791cm">
          <text:p/>
        </draw:line>
        <draw:line draw:style-name="gr2" draw:text-style-name="P2" draw:layer="layout" svg:x1="8.136cm" svg:y1="11.245cm" svg:x2="12.436cm" svg:y2="13.791cm">
          <text:p/>
        </draw:line>
        <draw:line draw:style-name="gr2" draw:text-style-name="P2" draw:layer="layout" svg:x1="6.152cm" svg:y1="9.161cm" svg:x2="8.037cm" svg:y2="11.179cm">
          <text:p/>
        </draw:line>
        <draw:line draw:style-name="gr2" draw:text-style-name="P2" draw:layer="layout" svg:x1="5.325cm" svg:y1="12.832cm" svg:x2="8.169cm" svg:y2="11.278cm">
          <text:p/>
        </draw:line>
        <draw:line draw:style-name="gr2" draw:text-style-name="P2" draw:layer="layout" svg:x1="12.965cm" svg:y1="15.974cm" svg:x2="12.469cm" svg:y2="13.791cm">
          <text:p/>
        </draw:line>
        <draw:line draw:style-name="gr2" draw:text-style-name="P2" draw:layer="layout" svg:x1="12.436cm" svg:y1="13.824cm" svg:x2="16.14cm" svg:y2="14.618cm">
          <text:p/>
        </draw:line>
        <draw:line draw:style-name="gr2" draw:text-style-name="P2" draw:layer="layout" svg:x1="16.173cm" svg:y1="5.92cm" svg:x2="16.371cm" svg:y2="9.426cm">
          <text:p/>
        </draw:line>
        <draw:line draw:style-name="gr2" draw:text-style-name="P2" draw:layer="layout" svg:x1="11.84cm" svg:y1="6.714cm" svg:x2="16.14cm" svg:y2="5.887cm">
          <text:p/>
        </draw:line>
        <draw:line draw:style-name="gr2" draw:text-style-name="P2" draw:layer="layout" svg:x1="14.982cm" svg:y1="3.473cm" svg:x2="16.107cm" svg:y2="5.854cm">
          <text:p/>
        </draw:line>
        <draw:line draw:style-name="gr2" draw:text-style-name="P2" draw:layer="layout" svg:x1="17.033cm" svg:y1="4.299cm" svg:x2="16.14cm" svg:y2="5.92cm">
          <text:p/>
        </draw:line>
        <draw:line draw:style-name="gr2" draw:text-style-name="P2" draw:layer="layout" svg:x1="18.984cm" svg:y1="5.523cm" svg:x2="16.008cm" svg:y2="5.92cm">
          <text:p/>
        </draw:line>
        <draw:line draw:style-name="gr2" draw:text-style-name="P2" draw:layer="layout" svg:x1="12.965cm" svg:y1="15.974cm" svg:x2="11.675cm" svg:y2="18.091cm">
          <text:p/>
        </draw:line>
        <draw:line draw:style-name="gr2" draw:text-style-name="P2" draw:layer="layout" svg:x1="18.72cm" svg:y1="15.28cm" svg:x2="16.225cm" svg:y2="14.606cm">
          <text:p/>
        </draw:line>
        <draw:line draw:style-name="gr2" draw:text-style-name="P2" draw:layer="layout" svg:x1="16.603cm" svg:y1="16.933cm" svg:x2="16.206cm" svg:y2="14.618cm">
          <text:p/>
        </draw:line>
        <draw:line draw:style-name="gr2" draw:text-style-name="P2" draw:layer="layout" svg:x1="14.453cm" svg:y1="17.925cm" svg:x2="12.899cm" svg:y2="15.875cm">
          <text:p/>
        </draw:line>
        <draw:line draw:style-name="gr2" draw:text-style-name="P2" draw:layer="layout" svg:x1="4.63cm" svg:y1="7.375cm" svg:x2="6.119cm" svg:y2="9.161cm">
          <text:p/>
        </draw:line>
        <draw:line draw:style-name="gr2" draw:text-style-name="P2" draw:layer="layout" svg:x1="3.421cm" svg:y1="14.089cm" svg:x2="7.849cm" svg:y2="14.101cm">
          <text:p/>
        </draw:line>
        <draw:line draw:style-name="gr2" draw:text-style-name="P2" draw:layer="layout" svg:x1="5.49cm" svg:y1="14.056cm" svg:x2="5.511cm" svg:y2="12.803cm">
          <text:p/>
        </draw:line>
        <draw:line draw:style-name="gr2" draw:text-style-name="P2" draw:layer="layout" svg:x1="3.43cm" svg:y1="15.322cm" svg:x2="3.451cm" svg:y2="14.069cm">
          <text:p/>
        </draw:line>
        <draw:line draw:style-name="gr2" draw:text-style-name="P2" draw:layer="layout" svg:x1="4.828cm" svg:y1="15.322cm" svg:x2="4.849cm" svg:y2="14.069cm">
          <text:p/>
        </draw:line>
        <draw:line draw:style-name="gr2" draw:text-style-name="P2" draw:layer="layout" svg:x1="6.323cm" svg:y1="15.322cm" svg:x2="6.344cm" svg:y2="14.069cm">
          <text:p/>
        </draw:line>
        <draw:line draw:style-name="gr2" draw:text-style-name="P2" draw:layer="layout" svg:x1="7.82cm" svg:y1="15.322cm" svg:x2="7.841cm" svg:y2="14.069cm">
          <text:p/>
        </draw:line>
        <draw:g>
          <draw:custom-shape draw:style-name="gr3" draw:text-style-name="P3" draw:layer="layout" svg:width="1.322cm" svg:height="1.322cm" svg:x="7.541cm" svg:y="10.5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322cm" svg:height="1.322cm" svg:x="11.18cm" svg:y="6.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322cm" svg:height="1.322cm" svg:x="11.874cm" svg:y="13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322cm" svg:height="1.322cm" svg:x="15.744cm" svg:y="8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25cm" svg:height="0.825cm" svg:x="5.723cm" svg:y="8.7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25cm" svg:height="0.825cm" svg:x="5.096cm" svg:y="12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25cm" svg:height="0.825cm" svg:x="15.811cm" svg:y="14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25cm" svg:height="0.825cm" svg:x="12.57cm" svg:y="15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25cm" svg:height="0.825cm" svg:x="15.745cm" svg:y="5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794cm" svg:height="0.794cm" svg:x="14.585cm" svg:y="3.1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16.668cm" svg:y="3.8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18.62cm" svg:y="5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18.323cm" svg:y="14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16.239cm" svg:y="16.5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11.344cm" svg:y="17.6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14.089cm" svg:y="17.6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3.039cm" svg:y="14.7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4.461cm" svg:y="14.7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5.982cm" svg:y="14.7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7.504cm" svg:y="14.7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94cm" svg:height="0.794cm" svg:x="4.299cm" svg:y="6.9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3" draw:style-name="dp1" draw:master-page-name="Default">
        <draw:custom-shape draw:style-name="gr6" draw:text-style-name="P1" draw:layer="layout" svg:width="19.05cm" svg:height="7.62cm" svg:x="1.762cm" svg:y="4.8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1.667cm" svg:y1="6.187cm" svg:x2="11.667cm" svg:y2="11.287cm">
          <text:p/>
        </draw:line>
        <draw:line draw:style-name="gr7" draw:text-style-name="P2" draw:layer="layout" svg:x1="19.267cm" svg:y1="6.187cm" svg:x2="19.267cm" svg:y2="11.287cm">
          <text:p/>
        </draw:line>
        <draw:line draw:style-name="gr8" draw:text-style-name="P2" draw:layer="layout" svg:x1="11.667cm" svg:y1="6.487cm" svg:x2="11.667cm" svg:y2="7.787cm">
          <text:p/>
        </draw:line>
        <draw:line draw:style-name="gr9" draw:text-style-name="P2" draw:layer="layout" svg:x1="19.267cm" svg:y1="10.387cm" svg:x2="11.667cm" svg:y2="7.787cm">
          <text:p/>
        </draw:line>
        <draw:frame draw:style-name="gr10" draw:text-style-name="P6" draw:layer="layout" svg:width="2.115cm" svg:height="1.216cm" svg:x="8.867cm" svg:y="6.571cm">
          <draw:text-box>
            <text:p>T<text:span text:style-name="T1">transm</text:span></text:p>
          </draw:text-box>
        </draw:frame>
        <draw:frame draw:style-name="gr11" draw:text-style-name="P6" draw:layer="layout" svg:width="1.725cm" svg:height="1.216cm" svg:x="9.168cm" svg:y="8.371cm">
          <draw:text-box>
            <text:p>T<text:span text:style-name="T1">prop</text:span></text:p>
          </draw:text-box>
        </draw:frame>
        <draw:custom-shape draw:style-name="gr12" draw:text-style-name="P2" draw:layer="layout" svg:width="0.6cm" svg:height="2.572cm" svg:x="10.667cm" svg:y="7.769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2" draw:layer="layout" svg:width="0.6cm" svg:height="1.282cm" svg:x="10.667cm" svg:y="6.487cm">
          <text:p/>
          <draw:enhanced-geometry svg:viewBox="0 0 21600 21600" draw:mirror-vertical="false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6" draw:layer="layout" svg:width="1.399cm" svg:height="1.216cm" svg:x="6.969cm" svg:y="7.671cm">
          <draw:text-box>
            <text:p>T<text:span text:style-name="T1">tot</text:span></text:p>
          </draw:text-box>
        </draw:frame>
        <draw:custom-shape draw:style-name="gr15" draw:text-style-name="P2" draw:layer="layout" svg:width="0.6cm" svg:height="3.871cm" svg:x="8.267cm" svg:y="6.471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8" draw:layer="layout" svg:width="3.048cm" svg:height="1.09cm" svg:x="10.018cm" svg:y="4.964cm">
          <draw:text-box>
            <text:p text:style-name="P7"><text:span text:style-name="T2">Emisor</text:span></text:p>
          </draw:text-box>
        </draw:frame>
        <draw:frame draw:style-name="gr17" draw:text-style-name="P8" draw:layer="layout" svg:width="3.683cm" svg:height="1.143cm" svg:x="17.13cm" svg:y="4.938cm">
          <draw:text-box>
            <text:p text:style-name="P7"><text:span text:style-name="T2">Receptor</text:span></text:p>
          </draw:text-box>
        </draw:frame>
      </draw:page>
      <draw:page draw:name="page4" draw:style-name="dp1" draw:master-page-name="Default">
        <draw:custom-shape draw:style-name="gr6" draw:text-style-name="P1" draw:layer="layout" svg:width="19.05cm" svg:height="7.62cm" svg:x="1.762cm" svg:y="4.8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1.449cm" svg:y1="6.128cm" svg:x2="11.449cm" svg:y2="11.228cm">
          <text:p/>
        </draw:line>
        <draw:line draw:style-name="gr7" draw:text-style-name="P2" draw:layer="layout" svg:x1="19.049cm" svg:y1="6.128cm" svg:x2="19.049cm" svg:y2="11.228cm">
          <text:p/>
        </draw:line>
        <draw:line draw:style-name="gr8" draw:text-style-name="P2" draw:layer="layout" svg:x1="11.449cm" svg:y1="6.428cm" svg:x2="11.449cm" svg:y2="8.528cm">
          <text:p/>
        </draw:line>
        <draw:line draw:style-name="gr18" draw:text-style-name="P2" draw:layer="layout" svg:x1="11.549cm" svg:y1="6.428cm" svg:x2="11.549cm" svg:y2="7.078cm">
          <text:p/>
        </draw:line>
        <draw:frame draw:style-name="gr16" draw:text-style-name="P8" draw:layer="layout" svg:width="3.048cm" svg:height="1.09cm" svg:x="10.017cm" svg:y="4.963cm">
          <draw:text-box>
            <text:p text:style-name="P7"><text:span text:style-name="T2">Emisor</text:span></text:p>
          </draw:text-box>
        </draw:frame>
        <draw:frame draw:style-name="gr17" draw:text-style-name="P8" draw:layer="layout" svg:width="3.683cm" svg:height="1.143cm" svg:x="17.129cm" svg:y="4.937cm">
          <draw:text-box>
            <text:p text:style-name="P7"><text:span text:style-name="T2">Receptor</text:span></text:p>
          </draw:text-box>
        </draw:frame>
        <draw:line draw:style-name="gr9" draw:text-style-name="P2" draw:layer="layout" svg:x1="19.049cm" svg:y1="11.128cm" svg:x2="11.449cm" svg:y2="8.528cm">
          <text:p/>
        </draw:line>
        <draw:custom-shape draw:style-name="gr19" draw:text-style-name="P2" draw:layer="layout" svg:width="0.6cm" svg:height="4.699cm" svg:x="3.367cm" svg:y="6.334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" draw:text-style-name="P2" draw:layer="layout" svg:width="0.6cm" svg:height="3.429cm" svg:x="7.304cm" svg:y="6.334cm">
          <text:p/>
          <draw:enhanced-geometry svg:viewBox="0 0 21600 21600" draw:mirror-vertical="false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1" draw:text-style-name="P2" draw:layer="layout" svg:x1="18.998cm" svg:y1="9.678cm" svg:x2="11.549cm" svg:y2="7.078cm">
          <text:p/>
        </draw:line>
        <draw:frame draw:style-name="gr22" draw:text-style-name="P8" draw:layer="layout" svg:width="3.556cm" svg:height="1.09cm" svg:x="1.762cm" svg:y="4.963cm">
          <draw:text-box>
            <text:p text:style-name="P7"><text:span text:style-name="T2">Enlace 1</text:span></text:p>
          </draw:text-box>
        </draw:frame>
        <draw:frame draw:style-name="gr22" draw:text-style-name="P8" draw:layer="layout" svg:width="3.556cm" svg:height="1.09cm" svg:x="5.699cm" svg:y="4.963cm">
          <draw:text-box>
            <text:p text:style-name="P7"><text:span text:style-name="T2">Enlace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6-06-09T11:35:03.834273308</meta:creation-date>
    <dc:date>2016-06-09T15:42:14.343558561</dc:date>
    <dc:creator>Eduardo Grosclaude</dc:creator>
    <meta:editing-duration>PT51M16S</meta:editing-duration>
    <meta:editing-cycles>2</meta:editing-cycles>
    <meta:generator>LibreOffice/5.0.4.2$Linux_X86_64 LibreOffice_project/2b9802c1994aa0b7dc6079e128979269cf95bc78</meta:generator>
    <meta:document-statistic meta:object-count="122"/>
  </office:meta>
</office:document-meta>
</file>